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6" calcext:value-type="float">
            <text:p>98,16</text:p>
          </table:table-cell>
          <table:table-cell table:formula="of:=100 - SUM([.A2:.B2])" office:value-type="float" office:value="1.84" calcext:value-type="float">
            <text:p>1,84</text:p>
          </table:table-cell>
          <table:table-cell/>
          <table:table-cell office:value-type="float" office:value="12365" calcext:value-type="float">
            <text:p>12365</text:p>
          </table:table-cell>
          <table:table-cell table:formula="of:=12597-[.E2]" office:value-type="float" office:value="232" calcext:value-type="float">
            <text:p>232</text:p>
          </table:table-cell>
          <table:table-cell office:value-type="float" office:value="1538.86506701" calcext:value-type="float">
            <text:p>1538,86506701</text:p>
          </table:table-cell>
          <table:table-cell office:value-type="float" office:value="0.111737012863" calcext:value-type="float">
            <text:p>0,111737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25" calcext:value-type="float">
            <text:p>98,25</text:p>
          </table:table-cell>
          <table:table-cell table:formula="of:=100 - SUM([.A3:.B3])" office:value-type="float" office:value="1.75" calcext:value-type="float">
            <text:p>1,75</text:p>
          </table:table-cell>
          <table:table-cell/>
          <table:table-cell office:value-type="float" office:value="12376" calcext:value-type="float">
            <text:p>12376</text:p>
          </table:table-cell>
          <table:table-cell table:formula="of:=12597-[.E3]" office:value-type="float" office:value="221" calcext:value-type="float">
            <text:p>221</text:p>
          </table:table-cell>
          <table:table-cell office:value-type="float" office:value="1547.23393893" calcext:value-type="float">
            <text:p>1547,23393893</text:p>
          </table:table-cell>
          <table:table-cell office:value-type="float" office:value="0.119302988052" calcext:value-type="float">
            <text:p>0,1193029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05" calcext:value-type="float">
            <text:p>98,05</text:p>
          </table:table-cell>
          <table:table-cell table:formula="of:=100 - SUM([.A4:.B4])" office:value-type="float" office:value="1.95" calcext:value-type="float">
            <text:p>1,95</text:p>
          </table:table-cell>
          <table:table-cell/>
          <table:table-cell office:value-type="float" office:value="12351" calcext:value-type="float">
            <text:p>12351</text:p>
          </table:table-cell>
          <table:table-cell table:formula="of:=12597-[.E4]" office:value-type="float" office:value="246" calcext:value-type="float">
            <text:p>246</text:p>
          </table:table-cell>
          <table:table-cell office:value-type="float" office:value="1550.7542398" calcext:value-type="float">
            <text:p>1550,7542398</text:p>
          </table:table-cell>
          <table:table-cell office:value-type="float" office:value="0.126575946808" calcext:value-type="float">
            <text:p>0,1265759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" calcext:value-type="float">
            <text:p>98</text:p>
          </table:table-cell>
          <table:table-cell table:formula="of:=100 - SUM([.A5:.B5])" office:value-type="float" office:value="2" calcext:value-type="float">
            <text:p>2</text:p>
          </table:table-cell>
          <table:table-cell/>
          <table:table-cell office:value-type="float" office:value="12345" calcext:value-type="float">
            <text:p>12345</text:p>
          </table:table-cell>
          <table:table-cell table:formula="of:=12597-[.E5]" office:value-type="float" office:value="252" calcext:value-type="float">
            <text:p>252</text:p>
          </table:table-cell>
          <table:table-cell office:value-type="float" office:value="1559.85598707" calcext:value-type="float">
            <text:p>1559,85598707</text:p>
          </table:table-cell>
          <table:table-cell office:value-type="float" office:value="0.134012937546" calcext:value-type="float">
            <text:p>0,134012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53.38" calcext:value-type="float">
            <text:p>53,38</text:p>
          </table:table-cell>
          <table:table-cell table:formula="of:=100 - SUM([.A6:.B6])" office:value-type="float" office:value="46.62" calcext:value-type="float">
            <text:p>46,62</text:p>
          </table:table-cell>
          <table:table-cell/>
          <table:table-cell office:value-type="float" office:value="6724" calcext:value-type="float">
            <text:p>6724</text:p>
          </table:table-cell>
          <table:table-cell table:formula="of:=12597-[.E6]" office:value-type="float" office:value="5873" calcext:value-type="float">
            <text:p>5873</text:p>
          </table:table-cell>
          <table:table-cell office:value-type="float" office:value="1571.53572607" calcext:value-type="float">
            <text:p>1571,53572607</text:p>
          </table:table-cell>
          <table:table-cell office:value-type="float" office:value="0.141851902008" calcext:value-type="float">
            <text:p>0,14185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6" calcext:value-type="float">
            <text:p>98,46</text:p>
          </table:table-cell>
          <table:table-cell table:formula="of:=100 - SUM([.A7:.B7])" office:value-type="float" office:value="1.54000000000001" calcext:value-type="float">
            <text:p>1,54</text:p>
          </table:table-cell>
          <table:table-cell/>
          <table:table-cell office:value-type="float" office:value="12403" calcext:value-type="float">
            <text:p>12403</text:p>
          </table:table-cell>
          <table:table-cell table:formula="of:=12597-[.E7]" office:value-type="float" office:value="194" calcext:value-type="float">
            <text:p>194</text:p>
          </table:table-cell>
          <table:table-cell office:value-type="float" office:value="1576.57027602" calcext:value-type="float">
            <text:p>1576,57027602</text:p>
          </table:table-cell>
          <table:table-cell office:value-type="float" office:value="0.149835109711" calcext:value-type="float">
            <text:p>0,1498351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13" calcext:value-type="float">
            <text:p>98,13</text:p>
          </table:table-cell>
          <table:table-cell table:formula="of:=100 - SUM([.A8:.B8])"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table:formula="of:=12597-[.E8]" office:value-type="float" office:value="236" calcext:value-type="float">
            <text:p>236</text:p>
          </table:table-cell>
          <table:table-cell office:value-type="float" office:value="1582.5271539" calcext:value-type="float">
            <text:p>1582,5271539</text:p>
          </table:table-cell>
          <table:table-cell office:value-type="float" office:value="0.158452033997" calcext:value-type="float">
            <text:p>0,158452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72" calcext:value-type="float">
            <text:p>97,72</text:p>
          </table:table-cell>
          <table:table-cell table:formula="of:=100 - SUM([.A9:.B9])" office:value-type="float" office:value="2.28" calcext:value-type="float">
            <text:p>2,28</text:p>
          </table:table-cell>
          <table:table-cell/>
          <table:table-cell office:value-type="float" office:value="12311" calcext:value-type="float">
            <text:p>12311</text:p>
          </table:table-cell>
          <table:table-cell table:formula="of:=12597-[.E9]" office:value-type="float" office:value="286" calcext:value-type="float">
            <text:p>286</text:p>
          </table:table-cell>
          <table:table-cell office:value-type="float" office:value="1594.585536" calcext:value-type="float">
            <text:p>1594,585536</text:p>
          </table:table-cell>
          <table:table-cell office:value-type="float" office:value="0.169213056564" calcext:value-type="float">
            <text:p>0,1692130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28" calcext:value-type="float">
            <text:p>98,28</text:p>
          </table:table-cell>
          <table:table-cell table:formula="of:=100 - SUM([.A10:.B10])" office:value-type="float" office:value="1.72" calcext:value-type="float">
            <text:p>1,72</text:p>
          </table:table-cell>
          <table:table-cell/>
          <table:table-cell office:value-type="float" office:value="12381" calcext:value-type="float">
            <text:p>12381</text:p>
          </table:table-cell>
          <table:table-cell table:formula="of:=12597-[.E10]" office:value-type="float" office:value="216" calcext:value-type="float">
            <text:p>216</text:p>
          </table:table-cell>
          <table:table-cell office:value-type="float" office:value="1603.10197902" calcext:value-type="float">
            <text:p>1603,10197902</text:p>
          </table:table-cell>
          <table:table-cell office:value-type="float" office:value="0.175195217133" calcext:value-type="float">
            <text:p>0,1751952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8" calcext:value-type="float">
            <text:p>97,8</text:p>
          </table:table-cell>
          <table:table-cell table:formula="of:=100 - SUM([.A11:.B11])" office:value-type="float" office:value="2.2" calcext:value-type="float">
            <text:p>2,2</text:p>
          </table:table-cell>
          <table:table-cell/>
          <table:table-cell office:value-type="float" office:value="12321" calcext:value-type="float">
            <text:p>12321</text:p>
          </table:table-cell>
          <table:table-cell table:formula="of:=12597-[.E11]" office:value-type="float" office:value="276" calcext:value-type="float">
            <text:p>276</text:p>
          </table:table-cell>
          <table:table-cell office:value-type="float" office:value="1603.33210087" calcext:value-type="float">
            <text:p>1603,33210087</text:p>
          </table:table-cell>
          <table:table-cell office:value-type="float" office:value="0.184638023376" calcext:value-type="float">
            <text:p>0,1846380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623" calcext:value-type="float">
            <text:p>93,623</text:p>
          </table:table-cell>
          <table:table-cell table:formula="of:=AVERAGE([.C2:.C11])" office:value-type="float" office:value="6.377" calcext:value-type="float">
            <text:p>6,377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1793.8" calcext:value-type="float">
            <text:p>11793,8</text:p>
          </table:table-cell>
          <table:table-cell table:formula="of:=AVERAGE([.F2:.F11])" office:value-type="float" office:value="803.2" calcext:value-type="float">
            <text:p>803,2</text:p>
          </table:table-cell>
          <table:table-cell table:formula="of:=SUM([.G2:.G11])/10" office:value-type="float" office:value="1572.836200469" calcext:value-type="float">
            <text:p>1572,836200469</text:p>
          </table:table-cell>
          <table:table-cell table:formula="of:=SUM([.H2:.H11])/10" office:value-type="float" office:value="0.1470814228058" calcext:value-type="float">
            <text:p>0,1470814228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093.9" calcext:value-type="float">
            <text:p>5093,9</text:p>
          </table:table-cell>
          <table:table-cell table:formula="of:=AVERAGE([.I18:.I27])" office:value-type="float" office:value="768.8" calcext:value-type="float">
            <text:p>768,8</text:p>
          </table:table-cell>
          <table:table-cell table:number-columns-repeated="3"/>
          <table:table-cell office:value-type="float" office:value="5628" calcext:value-type="float">
            <text:p>5628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6737" calcext:value-type="float">
            <text:p>6737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4.7" calcext:value-type="float">
            <text:p>34,7</text:p>
          </table:table-cell>
          <table:table-cell table:formula="of:=AVERAGE([.J18:.J27])" office:value-type="float" office:value="6699.6" calcext:value-type="float">
            <text:p>6699,6</text:p>
          </table:table-cell>
          <table:table-cell table:number-columns-repeated="3"/>
          <table:table-cell office:value-type="float" office:value="5668" calcext:value-type="float">
            <text:p>5668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6708" calcext:value-type="float">
            <text:p>6708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03" calcext:value-type="float">
            <text:p>5703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6648" calcext:value-type="float">
            <text:p>6648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093.9" calcext:value-type="float">
            <text:p>5093,9</text:p>
          </table:table-cell>
          <table:table-cell table:number-columns-repeated="4"/>
          <table:table-cell office:value-type="float" office:value="5650" calcext:value-type="float">
            <text:p>5650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6695" calcext:value-type="float">
            <text:p>6695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.7" calcext:value-type="float">
            <text:p>34,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73" calcext:value-type="float">
            <text:p>5873</text:p>
          </table:table-cell>
          <table:table-cell office:value-type="float" office:value="6724" calcext:value-type="float">
            <text:p>6724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68.8" calcext:value-type="float">
            <text:p>768,8</text:p>
          </table:table-cell>
          <table:table-cell table:number-columns-repeated="4"/>
          <table:table-cell office:value-type="float" office:value="5727" calcext:value-type="float">
            <text:p>5727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6676" calcext:value-type="float">
            <text:p>6676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9.6" calcext:value-type="float">
            <text:p>6699,6</text:p>
          </table:table-cell>
          <table:table-cell table:number-columns-repeated="4"/>
          <table:table-cell office:value-type="float" office:value="5690" calcext:value-type="float">
            <text:p>5690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6671" calcext:value-type="float">
            <text:p>6671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526" calcext:value-type="float">
            <text:p>5526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6784" calcext:value-type="float">
            <text:p>6784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663" calcext:value-type="float">
            <text:p>5663</text:p>
          </table:table-cell>
          <table:table-cell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  <table:table-cell office:value-type="float" office:value="6717" calcext:value-type="float">
            <text:p>6717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684" calcext:value-type="float">
            <text:p>5684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office:value-type="float" office:value="6636" calcext:value-type="float">
            <text:p>6636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6214971818687" calcext:value-type="float">
            <text:p>0,9362149718</text:p>
          </table:table-cell>
          <table:table-cell table:number-columns-repeated="4"/>
          <table:table-cell table:formula="of:=AVERAGE([.G18:.G27])" office:value-type="float" office:value="5093.9" calcext:value-type="float">
            <text:p>5093,9</text:p>
          </table:table-cell>
          <table:table-cell table:formula="of:=AVERAGE([.H18:.H27])" office:value-type="float" office:value="34.7" calcext:value-type="float">
            <text:p>34,7</text:p>
          </table:table-cell>
          <table:table-cell table:formula="of:=AVERAGE([.I18:.I27])" office:value-type="float" office:value="768.8" calcext:value-type="float">
            <text:p>768,8</text:p>
          </table:table-cell>
          <table:table-cell table:formula="of:=AVERAGE([.J18:.J27])" office:value-type="float" office:value="6699.6" calcext:value-type="float">
            <text:p>6699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3785028181313" calcext:value-type="float">
            <text:p>0,0637850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68865880908114" calcext:value-type="float">
            <text:p>0,8688658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8472744012" calcext:value-type="float">
            <text:p>0,994847274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12:30.293517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8-01-17T15:13:19.449847007</dc:date>
    <meta:editing-duration>PT1H14M20S</meta:editing-duration>
    <meta:editing-cycles>10</meta:editing-cycles>
    <meta:generator>LibreOffice/5.1.6.2$Linux_X86_64 LibreOffice_project/10m0$Build-2</meta:generator>
    <meta:document-statistic meta:table-count="1" meta:cell-count="166" meta:object-count="0"/>
  </office:meta>
</office:document-meta>
</file>